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41df95" officeooo:paragraph-rsid="0041d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12-24T23:53:00.053976183</dc:date>
    <meta:editing-duration>PT3H54M43S</meta:editing-duration>
    <meta:editing-cycles>3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